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list-style-name="LFO1" style:family="paragraph"/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P7" style:parent-style-name="Normal" style:list-style-name="LFO1" style:family="paragraph"/>
    <style:style style:name="P8" style:parent-style-name="Normal" style:list-style-name="LFO1" style:family="paragraph"/>
    <style:style style:name="P9" style:parent-style-name="Normal" style:list-style-name="LFO1" style:family="paragraph"/>
    <style:style style:name="P10" style:parent-style-name="Normal" style:list-style-name="LFO1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list-style-name="LFO1" style:family="paragraph"/>
    <style:style style:name="P13" style:parent-style-name="Normal" style:list-style-name="LFO1" style:family="paragraph"/>
    <style:style style:name="P14" style:parent-style-name="Normal" style:list-style-name="LFO1" style:family="paragraph"/>
  </office:automatic-styles>
  <office:body>
    <office:text text:use-soft-page-breaks="true">
      <text:p text:style-name="P1">3. Real-Time Weather Forecasting and Analysis</text:p>
      <text:list text:style-name="LFO1" text:continue-numbering="true">
        <text:list-item>
          <text:p text:style-name="P2"><text:span text:style-name="T3">Project Idea</text:span>: Build a pipeline to automate the collection and analysis of weather data to provide real-time forecasting and anomaly detection.</text:p>
        </text:list-item>
        <text:list-item>
          <text:p text:style-name="P4"><text:span text:style-name="T5">Airflow Tasks</text:span>:</text:p>
          <text:list text:continue-numbering="true">
            <text:list-item>
              <text:p text:style-name="P6">Schedule regular data collection from weather APIs.</text:p>
            </text:list-item>
            <text:list-item>
              <text:p text:style-name="P7">Perform data cleaning and normalization.</text:p>
            </text:list-item>
            <text:list-item>
              <text:p text:style-name="P8">Implement machine learning models for forecasting.</text:p>
            </text:list-item>
            <text:list-item>
              <text:p text:style-name="P9">Trigger alerts based on weather anomalies (e.g., extreme temperature changes).</text:p>
            </text:list-item>
          </text:list>
        </text:list-item>
        <text:list-item>
          <text:p text:style-name="P10"><text:span text:style-name="T11">Data Sources</text:span>:</text:p>
          <text:list text:continue-numbering="true">
            <text:list-item>
              <text:p text:style-name="P12"><text:a xlink:href="https://www.weatherapi.com/" office:target-frame-name="_new" xlink:show="replace"><text:span text:style-name="Hyperlink">WeatherAPI</text:span></text:a></text:p>
            </text:list-item>
            <text:list-item>
              <text:p text:style-name="P13">OpenWeatherMap</text:p>
            </text:list-item>
            <text:list-item>
              <text:p text:style-name="P14">NOAA Climate Data Online</text:p>
            </text:list-item>
          </text:list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ujan Fanju</meta:initial-creator>
    <dc:creator>Pujan Fanju</dc:creator>
    <meta:creation-date>2024-08-21T08:21:00Z</meta:creation-date>
    <dc:date>2024-08-21T08:21:00Z</dc:date>
    <meta:template xlink:href="Normal" xlink:type="simple"/>
    <meta:editing-cycles>1</meta:editing-cycles>
    <meta:editing-duration>PT0S</meta:editing-duration>
    <meta:document-statistic meta:page-count="1" meta:paragraph-count="1" meta:word-count="81" meta:character-count="545" meta:row-count="3" meta:non-whitespace-character-count="465"/>
  </office:meta>
</office:document-meta>
</file>